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2pt" officeooo:rsid="002c94d6" officeooo:paragraph-rsid="001fa05b" style:font-size-asian="12pt" style:font-size-complex="12pt"/>
    </style:style>
    <style:style style:name="P2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3" style:family="paragraph" style:parent-style-name="Standard">
      <style:text-properties style:font-name="DejaVu Sans Mono" fo:font-size="9pt" fo:font-style="normal" fo:font-weight="normal" officeooo:rsid="0032c685" officeooo:paragraph-rsid="0032c685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>
      <style:text-properties style:font-name="DejaVu Sans Mono" fo:font-size="9pt" fo:font-style="normal" fo:font-weight="normal" officeooo:rsid="0033f9a6" officeooo:paragraph-rsid="0033f9a6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Title">
      <style:text-properties style:font-name="DejaVu Sans Mono" fo:font-size="12pt" officeooo:rsid="0032c685" officeooo:paragraph-rsid="0032c685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officeooo:rsid="00259c77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33f9a6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.11 BSD on pidp11</text:p>
      <text:p text:style-name="P5">Getting date and time at bootup from a time server</text:p>
      <text:p text:style-name="P1"/>
      <text:p text:style-name="P3"><text:span text:style-name="T6">T</text:span>his should be done AFTER having set up networking and having checked whether ping works properly. <text:span text:style-name="T8">Thanks to Jason Vanick for this information.</text:span></text:p>
      <text:p text:style-name="P3"/>
      <text:p text:style-name="P3">To <text:span text:style-name="T10">set date and time automatically during bootup</text:span>, put the following line just before ntpt in <text:span text:style-name="T7">/etc/rc.local</text:span>:</text:p>
      <text:p text:style-name="P3"/>
      <text:p text:style-name="P3"><text:s text:c="2"/>ntp -sf pool.ntp.org</text:p>
      <text:p text:style-name="P3"/>
      <text:p text:style-name="P3">Change the last line in <text:span text:style-name="T7">/etc/ntp.conf</text:span> to</text:p>
      <text:p text:style-name="P3"/>
      <text:p text:style-name="P3"><text:s text:c="2"/>server pool.ntp.org</text:p>
      <text:p text:style-name="P3"/>
      <text:p text:style-name="P3">To get the <text:span text:style-name="T10">timezone</text:span> set up properly, first check available timezones in <text:span text:style-name="T7">/usr/share/zoneinfo</text:span>.</text:p>
      <text:p text:style-name="P3">Use the file name of your time zone in this directory as <text:span text:style-name="T1">timezone</text:span> in the setup below.</text:p>
      <text:p text:style-name="P3"/>
      <text:p text:style-name="P3">Login as any user:</text:p>
      <text:p text:style-name="P3"/>
      <text:p text:style-name="P3">Check which shell you are using in <text:span text:style-name="T7">/etc/passwd</text:span>, last field of your entry. If you are using <text:span text:style-name="T7">tcsh</text:span>, put</text:p>
      <text:p text:style-name="P3"/>
      <text:p text:style-name="P3"><text:s text:c="3"/>setenv TZ <text:span text:style-name="T1">timezone</text:span></text:p>
      <text:p text:style-name="P3"><text:span text:style-name="T4"/></text:p>
      <text:p text:style-name="P3">in the <text:span text:style-name="T7">.login</text:span> file in your home directory.</text:p>
      <text:p text:style-name="P3"/>
      <text:p text:style-name="P4">Login as root:</text:p>
      <text:p text:style-name="P4"/>
      <text:p text:style-name="P4">Again, if you are using <text:span text:style-name="T7">tcsh</text:span>, put the following into <text:span text:style-name="T7">/.login</text:span>:</text:p>
      <text:p text:style-name="P4"/>
      <text:p text:style-name="P4"><text:s text:c="3"/>setenv TZ <text:span text:style-name="T1">timezone</text:span></text:p>
      <text:p text:style-name="P4"><text:span text:style-name="T4"/></text:p>
      <text:p text:style-name="P4">If you have allowed other users to use <text:span text:style-name="T7">su root</text:span><text:span text:style-name="T9"> and given them the root password, put</text:span></text:p>
      <text:p text:style-name="P4"><text:span text:style-name="T9"/></text:p>
      <text:p text:style-name="P4"><text:span text:style-name="T9"><text:s text:c="3"/>setenv TZ </text:span><text:span text:style-name="T2">timezone</text:span></text:p>
      <text:p text:style-name="P4"><text:span text:style-name="T5"/></text:p>
      <text:p text:style-name="P4"><text:span text:style-name="T9">also into </text:span><text:span text:style-name="T7">./cshrc</text:span></text:p>
      <text:p text:style-name="P4"><text:span text:style-name="T9"/></text:p>
      <text:p text:style-name="P4"><text:span text:style-name="T9">After the next bootup everything should work right.</text:span></text:p>
      <text:p text:style-name="P4"><text:span text:style-name="T9"/></text:p>
      <text:p text:style-name="P4"><text:span text:style-name="T9">If you are using bash, you have to put the following in </text:span><text:span text:style-name="T7">.login</text:span><text:span text:style-name="T9">:</text:span></text:p>
      <text:p text:style-name="P4"><text:span text:style-name="T9"/></text:p>
      <text:p text:style-name="P4"><text:span text:style-name="T9"><text:s text:c="3"/>TZ=</text:span><text:span text:style-name="T2">timezone</text:span></text:p>
      <text:p text:style-name="P4"><text:span text:style-name="T9"><text:s text:c="3"/>export TZ</text:span></text:p>
      <text:p text:style-name="P3"/>
      <text:p text:style-name="P3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2-20T16:54:41.859070003</dc:date>
    <meta:editing-duration>PT33M49S</meta:editing-duration>
    <meta:editing-cycles>8</meta:editing-cycles>
    <meta:document-statistic meta:table-count="0" meta:image-count="0" meta:object-count="0" meta:page-count="1" meta:paragraph-count="24" meta:word-count="194" meta:character-count="1120" meta:non-whitespace-character-count="927"/>
  </office:meta>
</office:document-meta>
</file>